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fo:font-weight="bold" officeooo:rsid="0005ba64" officeooo:paragraph-rsid="0005ba64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05ba64" officeooo:paragraph-rsid="0005ba64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dzanie z projektu PTKB (16L) TES</text:p>
      <text:p text:style-name="P1"/>
      <text:p text:style-name="P2">1. Budowa algorytmu TEA.</text:p>
      <text:p text:style-name="P2">3. Tryby szyfrowania.</text:p>
      <text:p text:style-name="P2">2. Implementacja w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00:21:21.346439265</dc:date>
    <meta:editing-duration>PT5M15S</meta:editing-duration>
    <meta:editing-cycles>1</meta:editing-cycles>
    <meta:document-statistic meta:table-count="0" meta:image-count="0" meta:object-count="0" meta:page-count="1" meta:paragraph-count="4" meta:word-count="17" meta:character-count="104" meta:non-whitespace-character-count="91"/>
    <meta:generator>LibreOffice/5.0.2.2$Linux_X86_64 LibreOffice_project/00m0$Build-2</meta:generator>
  </office:meta>
</office:document-meta>
</file>